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Preformatted_20_Text">
      <style:text-properties style:font-name="Liberation Serif" fo:font-size="12pt" fo:font-style="normal" fo:font-weight="normal" officeooo:rsid="001c8aab" officeooo:paragraph-rsid="0011bf8f" style:font-size-asian="12pt" style:font-style-asian="normal" style:font-weight-asian="normal" style:font-size-complex="12pt" style:font-style-complex="normal" style:font-weight-complex="normal"/>
    </style:style>
    <style:style style:name="P2" style:family="paragraph" style:parent-style-name="Preformatted_20_Text">
      <style:text-properties style:font-name="Liberation Serif" fo:font-size="12pt" fo:font-style="normal" fo:font-weight="normal" officeooo:rsid="001c8aab" officeooo:paragraph-rsid="0002824f" style:font-size-asian="12pt" style:font-style-asian="normal" style:font-weight-asian="normal" style:font-size-complex="12pt" style:font-style-complex="normal" style:font-weight-complex="normal"/>
    </style:style>
    <style:style style:name="P3" style:family="paragraph" style:parent-style-name="Preformatted_20_Text">
      <style:text-properties style:font-name="Liberation Serif" fo:font-size="12pt" fo:font-style="normal" fo:font-weight="normal" officeooo:rsid="0019b338" officeooo:paragraph-rsid="0019b338" style:font-size-asian="12pt" style:font-style-asian="normal" style:font-weight-asian="normal" style:font-size-complex="12pt" style:font-style-complex="normal" style:font-weight-complex="normal"/>
    </style:style>
    <style:style style:name="P4" style:family="paragraph" style:parent-style-name="Preformatted_20_Text">
      <style:text-properties style:font-name="Liberation Serif" fo:font-size="12pt" fo:font-style="normal" fo:font-weight="normal" officeooo:rsid="00194dcc" officeooo:paragraph-rsid="0019b338" style:font-size-asian="12pt" style:font-style-asian="normal" style:font-weight-asian="normal" style:font-size-complex="12pt" style:font-style-complex="normal" style:font-weight-complex="normal"/>
    </style:style>
    <style:style style:name="P5" style:family="paragraph" style:parent-style-name="Preformatted_20_Text">
      <style:text-properties style:font-name="Liberation Serif" fo:font-size="12pt" fo:font-style="normal" fo:font-weight="normal" officeooo:rsid="0002824f" officeooo:paragraph-rsid="0002824f" style:font-size-asian="12pt" style:font-style-asian="normal" style:font-weight-asian="normal" style:font-size-complex="12pt" style:font-style-complex="normal" style:font-weight-complex="normal"/>
    </style:style>
    <style:style style:name="P6" style:family="paragraph" style:parent-style-name="Preformatted_20_Text">
      <style:text-properties style:font-name="Liberation Serif" fo:font-size="12pt" officeooo:rsid="0019b338" officeooo:paragraph-rsid="0019b338" style:font-size-asian="12pt" style:font-size-complex="12pt"/>
    </style:style>
    <style:style style:name="P7" style:family="paragraph" style:parent-style-name="Preformatted_20_Text">
      <style:text-properties fo:font-weight="normal" officeooo:rsid="00185a1b" officeooo:paragraph-rsid="0002824f" style:font-weight-asian="normal" style:font-weight-complex="normal"/>
    </style:style>
    <style:style style:name="P8" style:family="paragraph" style:parent-style-name="Preformatted_20_Text">
      <style:paragraph-properties fo:margin-left="0.9846in" fo:margin-right="0in" fo:text-indent="0in" style:auto-text-indent="false"/>
      <style:text-properties style:font-name="Liberation Serif" fo:font-size="12pt" officeooo:rsid="0011bf8f" officeooo:paragraph-rsid="0019b338" style:font-size-asian="12pt" style:font-size-complex="12pt"/>
    </style:style>
    <style:style style:name="P9" style:family="paragraph" style:parent-style-name="Preformatted_20_Text">
      <style:paragraph-properties fo:margin-left="0.9846in" fo:margin-right="0in" fo:text-indent="0in" style:auto-text-indent="false"/>
      <style:text-properties style:font-name="Liberation Serif" fo:font-size="12pt" officeooo:rsid="0019b338" officeooo:paragraph-rsid="0019b338" style:font-size-asian="12pt" style:font-size-complex="12pt"/>
    </style:style>
    <style:style style:name="P10" style:family="paragraph" style:parent-style-name="Preformatted_20_Text">
      <style:paragraph-properties fo:margin-left="0.9846in" fo:margin-right="0in" fo:text-indent="0in" style:auto-text-indent="false"/>
      <style:text-properties style:font-name="Liberation Serif" fo:font-size="12pt" fo:font-style="normal" fo:font-weight="normal" officeooo:rsid="0011bf8f" officeooo:paragraph-rsid="0019b338"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left="0.1563in" fo:margin-right="0.1563in" fo:text-align="center" style:justify-single-word="false" fo:text-indent="0in" style:auto-text-indent="false"/>
      <style:text-properties officeooo:rsid="00044e88" officeooo:paragraph-rsid="00044e88"/>
    </style:style>
    <style:style style:name="P12" style:family="paragraph" style:parent-style-name="Heading_20_3">
      <style:paragraph-properties fo:margin-left="0.1563in" fo:margin-right="0.1563in" fo:text-align="center" style:justify-single-word="false" fo:text-indent="0in" style:auto-text-indent="false"/>
      <style:text-properties officeooo:rsid="00044e88" officeooo:paragraph-rsid="00044e88"/>
    </style:style>
    <style:style style:name="P13" style:family="paragraph" style:parent-style-name="Text_20_body" style:master-page-name="HTML">
      <style:paragraph-properties style:page-number="auto"/>
      <style:text-properties fo:background-color="#eeeeee" loext:padding="0in" loext:border="non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
      <style:paragraph-properties fo:margin-top="0in" fo:margin-bottom="0in" loext:contextual-spacing="false"/>
    </style:style>
    <style:style style:name="P23" style:family="paragraph" style:parent-style-name="Text_20_body" style:list-style-name="L1">
      <style:paragraph-properties fo:margin-top="0in" fo:margin-bottom="0in" loext:contextual-spacing="false"/>
      <style:text-properties officeooo:paragraph-rsid="00048d26"/>
    </style:style>
    <style:style style:name="P24" style:family="paragraph" style:parent-style-name="Text_20_body" style:list-style-name="L1">
      <style:paragraph-properties fo:margin-top="0in" fo:margin-bottom="0in" loext:contextual-spacing="false"/>
      <style:text-properties style:font-name="Liberation Serif" fo:font-size="12pt" style:font-size-asian="12pt" style:font-size-complex="12pt"/>
    </style:style>
    <style:style style:name="P25" style:family="paragraph" style:parent-style-name="Text_20_body" style:list-style-name="L3">
      <style:paragraph-properties fo:margin-top="0in" fo:margin-bottom="0in" loext:contextual-spacing="false"/>
    </style:style>
    <style:style style:name="P26" style:family="paragraph" style:parent-style-name="Text_20_body" style:list-style-name="L3">
      <style:paragraph-properties fo:margin-top="0in" fo:margin-bottom="0in" loext:contextual-spacing="false"/>
      <style:text-properties officeooo:paragraph-rsid="000cf7e2"/>
    </style:style>
    <style:style style:name="P27" style:family="paragraph" style:parent-style-name="Text_20_body" style:list-style-name="L3">
      <style:paragraph-properties fo:margin-top="0in" fo:margin-bottom="0in" loext:contextual-spacing="false"/>
      <style:text-properties officeooo:paragraph-rsid="0006d004"/>
    </style:style>
    <style:style style:name="P28" style:family="paragraph" style:parent-style-name="Text_20_body" style:list-style-name="L3">
      <style:paragraph-properties fo:margin-top="0in" fo:margin-bottom="0in" loext:contextual-spacing="false"/>
      <style:text-properties officeooo:paragraph-rsid="000de875"/>
    </style:style>
    <style:style style:name="P29" style:family="paragraph" style:parent-style-name="Text_20_body" style:list-style-name="L3">
      <style:paragraph-properties fo:margin-top="0in" fo:margin-bottom="0in" loext:contextual-spacing="false"/>
      <style:text-properties style:text-underline-style="solid" style:text-underline-width="auto" style:text-underline-color="font-color"/>
    </style:style>
    <style:style style:name="P30" style:family="paragraph" style:parent-style-name="Text_20_body" style:list-style-name="L3">
      <style:paragraph-properties fo:margin-top="0in" fo:margin-bottom="0in" loext:contextual-spacing="false"/>
      <style:text-properties style:text-underline-style="solid" style:text-underline-width="auto" style:text-underline-color="font-color" officeooo:rsid="000cf7e2" officeooo:paragraph-rsid="000cf7e2"/>
    </style:style>
    <style:style style:name="P31" style:family="paragraph" style:parent-style-name="Text_20_body" style:list-style-name="L3">
      <style:paragraph-properties fo:margin-top="0in" fo:margin-bottom="0in" loext:contextual-spacing="false"/>
      <style:text-properties officeooo:rsid="00089e9e" officeooo:paragraph-rsid="000ae706"/>
    </style:style>
    <style:style style:name="P32" style:family="paragraph" style:parent-style-name="Text_20_body" style:list-style-name="L3">
      <style:paragraph-properties fo:margin-top="0in" fo:margin-bottom="0in" loext:contextual-spacing="false"/>
      <style:text-properties fo:font-style="normal" style:text-underline-style="none" fo:font-weight="normal" officeooo:rsid="00185a1b" officeooo:paragraph-rsid="00089e9e" style:font-style-asian="normal" style:font-weight-asian="normal" style:font-style-complex="normal" style:font-weight-complex="normal"/>
    </style:style>
    <style:style style:name="P33" style:family="paragraph" style:parent-style-name="Text_20_body" style:list-style-name="L4">
      <style:paragraph-properties fo:margin-top="0in" fo:margin-bottom="0in" loext:contextual-spacing="false"/>
    </style:style>
    <style:style style:name="P34" style:family="paragraph" style:parent-style-name="Text_20_body" style:list-style-name="L4">
      <style:paragraph-properties fo:margin-top="0in" fo:margin-bottom="0in" loext:contextual-spacing="false"/>
      <style:text-properties officeooo:paragraph-rsid="0011bf8f"/>
    </style:style>
    <style:style style:name="P35" style:family="paragraph" style:parent-style-name="Text_20_body" style:list-style-name="L5">
      <style:paragraph-properties fo:margin-top="0in" fo:margin-bottom="0in" loext:contextual-spacing="false"/>
    </style:style>
    <style:style style:name="P36" style:family="paragraph" style:parent-style-name="Text_20_body" style:list-style-name="L6">
      <style:paragraph-properties fo:margin-top="0in" fo:margin-bottom="0in" loext:contextual-spacing="false"/>
    </style:style>
    <style:style style:name="P37" style:family="paragraph" style:parent-style-name="Text_20_body" style:list-style-name="L6">
      <style:paragraph-properties fo:margin-top="0in" fo:margin-bottom="0in" loext:contextual-spacing="false"/>
      <style:text-properties fo:font-weight="bold"/>
    </style:style>
    <style:style style:name="P38" style:family="paragraph" style:parent-style-name="Text_20_body" style:list-style-name="L8">
      <style:paragraph-properties fo:margin-top="0in" fo:margin-bottom="0in" loext:contextual-spacing="false"/>
    </style:style>
    <style:style style:name="P39" style:family="paragraph" style:parent-style-name="Text_20_body" style:list-style-name="L8">
      <style:paragraph-properties fo:margin-top="0in" fo:margin-bottom="0in" loext:contextual-spacing="false"/>
      <style:text-properties officeooo:paragraph-rsid="000f6521"/>
    </style:style>
    <style:style style:name="P40" style:family="paragraph" style:parent-style-name="Text_20_body" style:list-style-name="L9">
      <style:paragraph-properties fo:margin-top="0in" fo:margin-bottom="0in" loext:contextual-spacing="false"/>
    </style:style>
    <style:style style:name="P41" style:family="paragraph" style:parent-style-name="Text_20_body" style:list-style-name="L10">
      <style:paragraph-properties fo:margin-top="0in" fo:margin-bottom="0in" loext:contextual-spacing="false"/>
    </style:style>
    <style:style style:name="P42" style:family="paragraph" style:parent-style-name="Text_20_body" style:list-style-name="L10">
      <style:paragraph-properties fo:margin-top="0in" fo:margin-bottom="0in" loext:contextual-spacing="false"/>
      <style:text-properties officeooo:paragraph-rsid="00274262"/>
    </style:style>
    <style:style style:name="P43" style:family="paragraph" style:parent-style-name="Preformatted_20_Text" style:list-style-name="L1">
      <style:text-properties style:font-name="Liberation Serif" fo:font-size="12pt" fo:font-weight="normal" officeooo:rsid="00185a1b" officeooo:paragraph-rsid="00089e9e" style:font-size-asian="12pt" style:font-weight-asian="normal" style:font-size-complex="12pt" style:font-weight-complex="normal"/>
    </style:style>
    <style:style style:name="P44" style:family="paragraph" style:parent-style-name="Preformatted_20_Text" style:list-style-name="L1">
      <style:text-properties style:font-name="Liberation Serif" fo:font-size="12pt" fo:font-weight="normal" officeooo:rsid="00185a1b" officeooo:paragraph-rsid="0002824f" style:font-size-asian="12pt" style:font-weight-asian="normal" style:font-size-complex="12pt" style:font-weight-complex="normal"/>
    </style:style>
    <style:style style:name="P45" style:family="paragraph" style:parent-style-name="Preformatted_20_Text" style:list-style-name="L1">
      <style:text-properties style:font-name="Liberation Serif" fo:font-size="12pt" fo:font-weight="normal" officeooo:rsid="0002824f" officeooo:paragraph-rsid="0019b338" style:font-size-asian="12pt" style:font-weight-asian="normal" style:font-size-complex="12pt" style:font-weight-complex="normal"/>
    </style:style>
    <style:style style:name="P46" style:family="paragraph" style:parent-style-name="Preformatted_20_Text" style:list-style-name="L2">
      <style:text-properties style:font-name="Liberation Serif" fo:font-size="12pt" fo:font-weight="normal" officeooo:rsid="0002824f" officeooo:paragraph-rsid="0019b338" style:font-size-asian="12pt" style:font-weight-asian="normal" style:font-size-complex="12pt" style:font-weight-complex="normal"/>
    </style:style>
    <style:style style:name="P47" style:family="paragraph" style:parent-style-name="Preformatted_20_Text" style:list-style-name="L2">
      <style:text-properties style:font-name="Liberation Serif" fo:font-size="12pt" officeooo:rsid="0011bf8f" officeooo:paragraph-rsid="0019b338" style:font-size-asian="12pt" style:font-size-complex="12pt"/>
    </style:style>
    <style:style style:name="P48" style:family="paragraph" style:parent-style-name="Preformatted_20_Text" style:list-style-name="L2">
      <style:text-properties style:font-name="Liberation Serif" fo:font-size="12pt" officeooo:rsid="0002824f" officeooo:paragraph-rsid="0002824f" style:font-size-asian="12pt" style:font-size-complex="12pt"/>
    </style:style>
    <style:style style:name="P49" style:family="paragraph" style:parent-style-name="Preformatted_20_Text" style:list-style-name="L2">
      <style:text-properties style:font-name="Liberation Serif" fo:font-size="12pt" fo:font-style="normal" fo:font-weight="normal" officeooo:rsid="0002824f" officeooo:paragraph-rsid="0002824f" style:font-size-asian="12pt" style:font-style-asian="normal" style:font-weight-asian="normal" style:font-size-complex="12pt" style:font-style-complex="normal" style:font-weight-complex="normal"/>
    </style:style>
    <style:style style:name="P50" style:family="paragraph" style:parent-style-name="Preformatted_20_Text" style:list-style-name="L2">
      <style:text-properties style:font-name="Liberation Serif" fo:font-size="12pt" fo:font-style="normal" fo:font-weight="normal" officeooo:rsid="0002824f" officeooo:paragraph-rsid="0019b338" style:font-size-asian="12pt" style:font-style-asian="normal" style:font-weight-asian="normal" style:font-size-complex="12pt" style:font-style-complex="normal" style:font-weight-complex="normal"/>
    </style:style>
    <style:style style:name="P51" style:family="paragraph" style:parent-style-name="Preformatted_20_Text" style:list-style-name="L2">
      <style:text-properties style:font-name="Liberation Serif" fo:font-size="12pt" fo:font-style="normal" fo:font-weight="normal" officeooo:rsid="0019b338" officeooo:paragraph-rsid="0019b338" style:font-size-asian="12pt" style:font-style-asian="normal" style:font-weight-asian="normal" style:font-size-complex="12pt" style:font-style-complex="normal" style:font-weight-complex="normal"/>
    </style:style>
    <style:style style:name="P52" style:family="paragraph" style:parent-style-name="Preformatted_20_Text" style:list-style-name="L2">
      <style:text-properties style:font-name="Liberation Serif" fo:font-size="12pt" fo:font-style="normal" fo:font-weight="normal" officeooo:rsid="002f0fcc" officeooo:paragraph-rsid="002f0fcc" style:font-size-asian="12pt" style:font-style-asian="normal" style:font-weight-asian="normal" style:font-size-complex="12pt" style:font-style-complex="normal" style:font-weight-complex="normal"/>
    </style:style>
    <style:style style:name="P53" style:family="paragraph" style:parent-style-name="Preformatted_20_Text" style:list-style-name="L2">
      <style:text-properties style:font-name="Liberation Serif" fo:font-size="12pt" fo:font-style="normal" fo:font-weight="normal" officeooo:rsid="0034b59d" officeooo:paragraph-rsid="0034b59d"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f7e2"/>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50438" style:font-weight-asian="bold" style:font-weight-complex="bold"/>
    </style:style>
    <style:style style:name="T6" style:family="text">
      <style:text-properties fo:font-weight="bold" officeooo:rsid="0011bf8f" style:font-weight-asian="bold" style:font-weight-complex="bold"/>
    </style:style>
    <style:style style:name="T7" style:family="text">
      <style:text-properties fo:font-weight="bold" officeooo:rsid="0014fff0" style:font-weight-asian="bold" style:font-weight-complex="bold"/>
    </style:style>
    <style:style style:name="T8" style:family="text">
      <style:text-properties fo:font-weight="bold" officeooo:rsid="001f9109" style:font-weight-asian="bold" style:font-weight-complex="bold"/>
    </style:style>
    <style:style style:name="T9" style:family="text">
      <style:text-properties officeooo:rsid="001f1f55"/>
    </style:style>
    <style:style style:name="T10" style:family="text">
      <style:text-properties style:text-line-through-style="none" style:text-line-through-type="none" officeooo:rsid="001f9109"/>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c8aab" style:font-style-asian="normal" style:font-weight-asian="normal" style:font-style-complex="normal" style:font-weight-complex="normal"/>
    </style:style>
    <style:style style:name="T13" style:family="text">
      <style:text-properties fo:font-style="normal" fo:font-weight="normal" officeooo:rsid="001266b5" style:font-style-asian="normal" style:font-weight-asian="normal" style:font-style-complex="normal" style:font-weight-complex="normal"/>
    </style:style>
    <style:style style:name="T14" style:family="text">
      <style:text-properties fo:font-style="normal" fo:font-weight="normal" officeooo:rsid="0014fff0" style:font-style-asian="normal" style:font-weight-asian="normal" style:font-style-complex="normal" style:font-weight-complex="normal"/>
    </style:style>
    <style:style style:name="T15" style:family="text">
      <style:text-properties fo:font-style="normal" fo:font-weight="normal" officeooo:rsid="00194dcc" style:font-style-asian="normal" style:font-weight-asian="normal" style:font-style-complex="normal" style:font-weight-complex="normal"/>
    </style:style>
    <style:style style:name="T16" style:family="text">
      <style:text-properties fo:font-style="normal" fo:font-weight="normal" officeooo:rsid="0019b338" style:font-style-asian="normal" style:font-weight-asian="normal" style:font-style-complex="normal" style:font-weight-complex="normal"/>
    </style:style>
    <style:style style:name="T17" style:family="text">
      <style:text-properties fo:font-style="normal" fo:font-weight="normal" officeooo:rsid="001f9109" style:font-style-asian="normal" style:font-weight-asian="normal" style:font-style-complex="normal" style:font-weight-complex="normal"/>
    </style:style>
    <style:style style:name="T18" style:family="text">
      <style:text-properties fo:font-style="normal" fo:font-weight="normal" officeooo:rsid="002bceb0" style:font-style-asian="normal" style:font-weight-asian="normal" style:font-style-complex="normal" style:font-weight-complex="normal"/>
    </style:style>
    <style:style style:name="T19" style:family="text">
      <style:text-properties fo:font-style="normal" officeooo:rsid="001c8aab" style:font-style-asian="normal" style:font-style-complex="normal"/>
    </style:style>
    <style:style style:name="T20" style:family="text">
      <style:text-properties fo:font-style="normal" officeooo:rsid="00093268" style:font-style-asian="normal" style:font-style-complex="normal"/>
    </style:style>
    <style:style style:name="T21" style:family="text">
      <style:text-properties fo:font-style="normal" officeooo:rsid="0019b338" style:font-style-asian="normal" style:font-style-complex="normal"/>
    </style:style>
    <style:style style:name="T22" style:family="text">
      <style:text-properties fo:font-style="normal" officeooo:rsid="001f9109" style:font-style-asian="normal" style:font-style-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normal" style:text-underline-style="none" fo:font-weight="normal" officeooo:rsid="000a4303" style:font-style-asian="normal" style:font-weight-asian="normal" style:font-style-complex="normal" style:font-weight-complex="normal"/>
    </style:style>
    <style:style style:name="T25" style:family="text">
      <style:text-properties fo:font-style="normal" style:text-underline-style="none" fo:font-weight="normal" officeooo:rsid="000ae706" style:font-style-asian="normal" style:font-weight-asian="normal" style:font-style-complex="normal" style:font-weight-complex="normal"/>
    </style:style>
    <style:style style:name="T26" style:family="text">
      <style:text-properties fo:font-style="normal" style:text-underline-style="none" fo:font-weight="normal" officeooo:rsid="000cf7e2" style:font-style-asian="normal" style:font-weight-asian="normal" style:font-style-complex="normal" style:font-weight-complex="normal"/>
    </style:style>
    <style:style style:name="T27" style:family="text">
      <style:text-properties fo:font-style="normal" style:text-underline-style="none" fo:font-weight="normal" officeooo:rsid="000de875" style:font-style-asian="normal" style:font-weight-asian="normal" style:font-style-complex="normal" style:font-weight-complex="normal"/>
    </style:style>
    <style:style style:name="T28" style:family="text">
      <style:text-properties fo:font-style="normal" style:text-underline-style="none" fo:font-weight="normal" officeooo:rsid="001b3b95" style:font-style-asian="normal" style:font-weight-asian="normal" style:font-style-complex="normal" style:font-weight-complex="normal"/>
    </style:style>
    <style:style style:name="T29" style:family="text">
      <style:text-properties fo:font-style="normal" style:text-underline-style="none" fo:font-weight="normal" officeooo:rsid="0022fdcb" style:font-style-asian="normal" style:font-weight-asian="normal" style:font-style-complex="normal" style:font-weight-complex="normal"/>
    </style:style>
    <style:style style:name="T30" style:family="text">
      <style:text-properties fo:font-style="italic" officeooo:rsid="000ca584"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14fff0" style:font-style-asian="italic" style:font-weight-asian="bold" style:font-style-complex="italic" style:font-weight-complex="bold"/>
    </style:style>
    <style:style style:name="T33" style:family="text">
      <style:text-properties fo:font-style="italic" fo:font-weight="bold" officeooo:rsid="00109ca6" style:font-style-asian="italic" style:font-weight-asian="bold" style:font-style-complex="italic" style:font-weight-complex="bold"/>
    </style:style>
    <style:style style:name="T34" style:family="text">
      <style:text-properties fo:font-style="italic" fo:font-weight="bold" officeooo:rsid="000f7d48" style:font-style-asian="italic" style:font-weight-asian="bold" style:font-style-complex="italic" style:font-weight-complex="bold"/>
    </style:style>
    <style:style style:name="T35" style:family="text">
      <style:text-properties fo:font-style="italic" fo:font-weight="bold" officeooo:rsid="00194dcc" style:font-style-asian="italic" style:font-weight-asian="bold" style:font-style-complex="italic" style:font-weight-complex="bold"/>
    </style:style>
    <style:style style:name="T36" style:family="text">
      <style:text-properties fo:font-style="italic" style:text-underline-style="none" fo:font-weight="bold" style:font-style-asian="italic" style:font-weight-asian="bold" style:font-style-complex="italic" style:font-weight-complex="bold"/>
    </style:style>
    <style:style style:name="T37" style:family="text">
      <style:text-properties fo:font-style="italic" style:text-underline-style="none" fo:font-weight="bold" officeooo:rsid="0014fff0" style:font-style-asian="italic" style:font-weight-asian="bold" style:font-style-complex="italic" style:font-weight-complex="bold"/>
    </style:style>
    <style:style style:name="T38" style:family="text">
      <style:text-properties fo:font-style="italic" style:text-underline-style="none" fo:font-weight="bold" officeooo:rsid="001b3b95" style:font-style-asian="italic" style:font-weight-asian="bold" style:font-style-complex="italic" style:font-weight-complex="bold"/>
    </style:style>
    <style:style style:name="T39" style:family="text">
      <style:text-properties officeooo:rsid="00046984"/>
    </style:style>
    <style:style style:name="T40" style:family="text">
      <style:text-properties officeooo:rsid="00050438"/>
    </style:style>
    <style:style style:name="T41" style:family="text">
      <style:text-properties style:text-underline-style="none"/>
    </style:style>
    <style:style style:name="T42" style:family="text">
      <style:text-properties officeooo:rsid="000ca584"/>
    </style:style>
    <style:style style:name="T43" style:family="text">
      <style:text-properties officeooo:rsid="000e2b56"/>
    </style:style>
    <style:style style:name="T44" style:family="text">
      <style:text-properties officeooo:rsid="0014fff0"/>
    </style:style>
    <style:style style:name="T45" style:family="text">
      <style:text-properties officeooo:rsid="00194dcc"/>
    </style:style>
    <style:style style:name="T46" style:family="text">
      <style:text-properties officeooo:rsid="001f9109"/>
    </style:style>
    <style:style style:name="T47" style:family="text">
      <style:text-properties officeooo:rsid="00213456"/>
    </style:style>
    <style:style style:name="T48" style:family="text">
      <style:text-properties officeooo:rsid="002bceb0"/>
    </style:style>
    <style:style style:name="T49" style:family="text">
      <style:text-properties officeooo:rsid="002dc63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5">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7">
      <text:list-level-style-number text:level="1" text:style-name="Numbering_20_Symbols" style:num-suffix="." style:num-format="a" text:start-value="3">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section text:style-name="Sect1" text:name="deed">
        <text:section text:style-name="Sect1" text:name="deed-main">
          <text:section text:style-name="Sect1" text:name="deed-main-content">
            <text:h text:style-name="P12" text:outline-level="3"><text:span text:style-name="T45">Activist Public License</text:span> (Version 0.<text:span text:style-name="T49">2</text:span>) </text:h>
            <text:p text:style-name="P11"/>
            <text:p text:style-name="Text_20_body">By exercising the Licensed Rights (defined below), You accept and agree to be bound by the terms and conditions of this <text:span text:style-name="T39">Activist Public License </text:span>("Public License"). To the extent this Public License may be interpreted as a contract, You <text:span text:style-name="T39">(defined below) </text:span>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text:bookmark text:name="s1"/><text:span text:style-name="Strong_20_Emphasis">Section 1 – Definitions.</text:span></text:p>
            <text:list xml:id="list896183964" text:style-name="L1">
              <text:list-item>
                <text:p text:style-name="P23"><text:bookmark text:name="s1a"/><text:span text:style-name="Strong_20_Emphasis">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p text:style-name="P23"><text:s/></text:p>
              </text:list-item>
              <text:list-item>
                <text:p text:style-name="P22"><text:bookmark text:name="s1b"/><text:span text:style-name="Strong_20_Emphasis">Adapter's License</text:span> means the license You apply to Your Copyright and Similar Rights in Your contributions to Adapted Material in accordance with the terms and conditions of this Public License. </text:p>
                <text:p text:style-name="P23"/>
              </text:list-item>
              <text:list-item>
                <text:p text:style-name="P22"><text:bookmark text:name="s1d"/><text:span text:style-name="Strong_20_Emphasis">Copyright and Similar Rights</text:span>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text:span text:style-name="T32">2(b)(1)-(2)</text:span> are not Copyright and Similar Rights. </text:p>
                <text:p text:style-name="P22"/>
              </text:list-item>
              <text:list-item>
                <text:p text:style-name="P22"><text:bookmark text:name="s1e"/><text:span text:style-name="Strong_20_Emphasis">Effective Technological Measures</text:span> means those measures that, in the absence of proper authority, may not be circumvented under laws fulfilling obligations under Article 11 of the WIPO Copyright Treaty adopted on December 20, 1996, and/or similar international agreements. </text:p>
                <text:p text:style-name="P22"/>
              </text:list-item>
              <text:list-item>
                <text:p text:style-name="P22"><text:bookmark text:name="s1f"/><text:span text:style-name="Strong_20_Emphasis">Exceptions and Limitations</text:span> means fair use, fair dealing, and/or any other exception or limitation to Copyright and Similar Rights that applies to Your use of the Licensed Material.</text:p>
                <text:p text:style-name="P22"/>
              </text:list-item>
              <text:list-item>
                <text:p text:style-name="P22"><text:bookmark text:name="s1g"/><text:span text:style-name="Strong_20_Emphasis">License Elements</text:span> means the license attributes listed in the name of a <text:span text:style-name="T46">Activist Public License</text:span>. The License Elements of this Public License are Attribution and ShareAlike.</text:p>
                <text:p text:style-name="P22"/>
              </text:list-item>
              <text:list-item>
                <text:p text:style-name="P22"><text:bookmark text:name="s1h"/><text:span text:style-name="Strong_20_Emphasis">Licensed Material</text:span> means the artistic or literary work, database, or other material to which the Licensor applied this Public License. </text:p>
                <text:p text:style-name="P22"/>
              </text:list-item>
              <text:list-item>
                <text:p text:style-name="P22"><text:bookmark text:name="s1i"/><text:span text:style-name="Strong_20_Emphasis">Licensed Rights</text:span> means the rights granted to You subject to the terms and conditions of this Public License, which are limited to all Copyright and Similar Rights that apply to Your use of the Licensed Material and that the Licensor has authority to license.</text:p>
                <text:p text:style-name="P22"/>
              </text:list-item>
              <text:list-item>
                <text:p text:style-name="P22"><text:bookmark text:name="s1j"/><text:span text:style-name="Strong_20_Emphasis">Licensor</text:span> means the individual(s) or entity(ies) granting rights under this Public License. </text:p>
                <text:p text:style-name="P22"/>
              </text:list-item>
              <text:list-item>
                <text:p text:style-name="P22"><text:bookmark text:name="s1k"/><text:span text:style-name="Strong_20_Emphasis">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 </text:p>
                <text:p text:style-name="P22"><text:soft-page-break/></text:p>
              </text:list-item>
              <text:list-item>
                <text:p text:style-name="P22"><text:bookmark text:name="s1l"/><text:span text:style-name="Strong_20_Emphasis">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 </text:p>
                <text:p text:style-name="P24"/>
              </text:list-item>
              <text:list-item>
                <text:p text:style-name="P43"><text:s/><text:span text:style-name="T4">You</text:span> means the human being reading this document and any legal entity who <text:span text:style-name="T46">that human</text:span> may represent in any capacity where the use of <text:span text:style-name="T9">the Licensed Material</text:span> is applied and provides considerable benefit. Whereas <text:span text:style-name="T9">the Licensed Material</text:span> is applied in the service of any nonhuman legal entity, the human reading this document covenants and agrees that the use of <text:span text:style-name="T10">Licensed Material</text:span> binds the human as a representative of the nonhuman entity for the purposes of this license agreement. <text:span text:style-name="T30">Your</text:span><text:span text:style-name="T42"> has an equivalent meaning. </text:span></text:p>
                <text:p text:style-name="P44"/>
              </text:list-item>
              <text:list-item>
                <text:p text:style-name="P45"><text:span text:style-name="T6">I</text:span><text:span text:style-name="T5">nelig</text:span><text:span text:style-name="T6">i</text:span><text:span text:style-name="T5">ble</text:span><text:span text:style-name="T4"> Entity</text:span> means any of the following:</text:p>
                <text:p text:style-name="P45"/>
              </text:list-item>
            </text:list>
            <text:list xml:id="list624961707" text:style-name="L2">
              <text:list-item>
                <text:list>
                  <text:list-item>
                    <text:p text:style-name="P46"><text:span text:style-name="T19">Any publicly traded stock corporation of any </text:span><text:span text:style-name="T21">corporate entity type or stock registration type</text:span><text:span text:style-name="T19">, </text:span><text:span text:style-name="T22">having issued publicly</text:span><text:span text:style-name="T20"> traded </text:span><text:span text:style-name="T19">shares of stock or other registered publicly traded securities, or any subsidiary thereof, trading on any of the following exchanges: </text:span></text:p>
                  </text:list-item>
                </text:list>
              </text:list-item>
            </text:list>
            <text:p text:style-name="P1"/>
            <text:p text:style-name="P10">NewYork Stock Exchange, NASDAQ , London Stock Exchange, Tokyo Stock Exchange, Euronext, Frankfurt Stock Exchange, Shanghai Stock Exchange, BME Spanish Exchanges, Italian Stock Exchange, Hong Kong Stock Exchange, Shenzhen Stock Exchange, Korea Exchange, SWX Swiss Exchange, OMX Nordic Exchanges, Toronto Stock Exchange</text:p>
            <text:p text:style-name="P3"/>
            <text:list xml:id="list12225066820943" text:continue-numbering="true" text:style-name="L2">
              <text:list-item>
                <text:list>
                  <text:list-item>
                    <text:p text:style-name="P47"><text:span text:style-name="T12">Any </text:span><text:span text:style-name="T13">nonprofit organization </text:span><text:span text:style-name="T15">(commonly called: Political Action Committees) </text:span><text:span text:style-name="T13">organized under </text:span><text:span text:style-name="T15">any of </text:span><text:span text:style-name="T18">Federal Code</text:span><text:span text:style-name="T15">:</text:span></text:p>
                  </text:list-item>
                </text:list>
              </text:list-item>
            </text:list>
            <text:p text:style-name="P4"/>
            <text:p text:style-name="P8"><text:span text:style-name="T16">T</text:span><text:span text:style-name="T13">itle 26, Subtitle A, Chapter 1, Subchapter F, Part 1, section 501(c)(4)</text:span></text:p>
            <text:p text:style-name="P9"><text:span text:style-name="T13">T</text:span><text:span text:style-name="T11">itle 26, Subtitle A, Chapter 1, Subchapter F, Part VI, 527 </text:span></text:p>
            <text:p text:style-name="P2"/>
            <text:list xml:id="list12224340290658" text:continue-numbering="true" text:style-name="L2">
              <text:list-item>
                <text:list>
                  <text:list-item>
                    <text:p text:style-name="P48"><text:span text:style-name="T12">Any political campaign that has accepted donations from </text:span><text:span text:style-name="T11">any entity defined in </text:span><text:span text:style-name="T15">Section </text:span><text:span text:style-name="T35">1(m)(1) </text:span><text:span text:style-name="T15">or Section </text:span><text:span text:style-name="T35">1(m)(2). </text:span><text:span text:style-name="T11"><text:s/></text:span></text:p>
                    <text:p text:style-name="P49"/>
                  </text:list-item>
                  <text:list-item>
                    <text:p text:style-name="P51">Any nonprofit organization (commonly called: <text:span text:style-name="T48">very large </text:span>churches) which has reported annual revenues over the previous five years averaging over $<text:span text:style-name="T47">5</text:span>,000,000 U.S. dollars <text:span text:style-name="T46">per year</text:span>, that is <text:span text:style-name="T4">organized </text:span><text:span text:style-name="T8">for religious purposes</text:span><text:span text:style-name="T46"> under Federal Code</text:span>: </text:p>
                  </text:list-item>
                </text:list>
              </text:list-item>
            </text:list>
            <text:p text:style-name="P3"><text:tab/><text:tab/></text:p>
            <text:p text:style-name="P6"><text:span text:style-name="T11"><text:tab/> <text:s/><text:tab/>T</text:span><text:span text:style-name="T13">itle 26, Subtitle A, Chapter 1, Subchapter F, Part 1, section 501(c)(</text:span><text:span text:style-name="T17">3</text:span><text:span text:style-name="T13">)</text:span></text:p>
            <text:list xml:id="list12225296934944" text:continue-numbering="true" text:style-name="L2">
              <text:list-item>
                <text:list>
                  <text:list-item>
                    <text:list>
                      <text:list-header>
                        <text:p text:style-name="P50"/>
                      </text:list-header>
                    </text:list>
                  </text:list-item>
                  <text:list-item>
                    <text:p text:style-name="P49">Any financial institution insured by the FDIC. </text:p>
                    <text:p text:style-name="P49"/>
                  </text:list-item>
                  <text:list-item>
                    <text:p text:style-name="P52">Any government, <text:s/>or contractor or agent using the material on behalf of any government. </text:p>
                    <text:p text:style-name="P52"/>
                  </text:list-item>
                  <text:list-item>
                    <text:p text:style-name="P52">Any military, or contractor or agent using the material on behalf of any military. </text:p>
                    <text:p text:style-name="P52"/>
                  </text:list-item>
                  <text:list-item>
                    <text:p text:style-name="P53">Any party using the product during the commission of a crime. </text:p>
                  </text:list-item>
                </text:list>
              </text:list-item>
            </text:list>
            <text:p text:style-name="P5"/>
            <text:list xml:id="list12225746957558" text:continue-numbering="true" text:style-name="L2">
              <text:list-item>
                <text:list>
                  <text:list-item>
                    <text:p text:style-name="P51">Any <text:span text:style-name="T46">legally recognized </text:span>intelligence <text:span text:style-name="T46">deriving from a synthetic computational system. </text:span><text:s text:c="2"/></text:p>
                  </text:list-item>
                </text:list>
              </text:list-item>
            </text:list>
            <text:p text:style-name="P7"/>
            <text:p text:style-name="Text_20_body"><text:bookmark text:name="s2"/><text:span text:style-name="Strong_20_Emphasis">Section 2 – Scope.</text:span></text:p>
            <text:list xml:id="list200288142" text:style-name="L3">
              <text:list-item>
                <text:p text:style-name="P25"><text:bookmark text:name="s2a"/><text:span text:style-name="Strong_20_Emphasis">License grant</text:span>. </text:p>
                <text:p text:style-name="P25"/>
                <text:list>
                  <text:list-item>
                    <text:p text:style-name="P25"><text:bookmark text:name="s2a1"/>Subject to the terms, conditions <text:span text:style-name="T40">and eligibility</text:span> of this Public License, the Licensor hereby <text:soft-page-break/>grants You a worldwide, royalty-free, non-sublicensable, non-exclusive, irrevocable license to exercise the Licensed Rights in the Licensed Material to:</text:p>
                    <text:p text:style-name="P25"/>
                    <text:list>
                      <text:list-item>
                        <text:p text:style-name="P25"><text:bookmark text:name="s2a1A"/>reproduce and Share the Licensed Material, in whole or in part; and </text:p>
                      </text:list-item>
                      <text:list-item>
                        <text:p text:style-name="P25"><text:bookmark text:name="s2a1B"/>produce, reproduce, and Share Adapted Material. </text:p>
                      </text:list-item>
                    </text:list>
                    <text:p text:style-name="P29"/>
                  </text:list-item>
                  <text:list-item>
                    <text:p text:style-name="P31"><text:span text:style-name="T1">Eligibility</text:span><text:span text:style-name="T41">. </text:span><text:span text:style-name="T23">This license </text:span><text:span text:style-name="T24">may not be used by any </text:span><text:span text:style-name="T28">i</text:span><text:span text:style-name="T24">neligible entity </text:span><text:span text:style-name="T38">1(m)</text:span><text:span text:style-name="T24">. </text:span><text:span text:style-name="T25">This license many not be used by any </text:span><text:span text:style-name="T26">human or any nonhuman</text:span><text:span text:style-name="T27">-</text:span><text:span text:style-name="T26">legal</text:span><text:span text:style-name="T27">-</text:span><text:span text:style-name="T25">entity on behalf of any </text:span><text:span text:style-name="T28">i</text:span><text:span text:style-name="T25">nelig</text:span><text:span text:style-name="T29">i</text:span><text:span text:style-name="T25">ble entity </text:span><text:span text:style-name="T38">1(m)</text:span><text:span text:style-name="T25">. </text:span><text:span text:style-name="T24"><text:s text:c="2"/></text:span></text:p>
                    <text:p text:style-name="P32"/>
                  </text:list-item>
                  <text:list-item>
                    <text:p text:style-name="P25"><text:bookmark text:name="s2a2"/><text:span text:style-name="T1">Exceptions and Limitations</text:span>. For the avoidance of doubt, where Exceptions and Limitations apply to Your use, this Public License does not apply, and You do not need to comply with its terms and conditions. </text:p>
                    <text:p text:style-name="P25"/>
                  </text:list-item>
                  <text:list-item>
                    <text:p text:style-name="P25"><text:bookmark text:name="s2a3"/><text:span text:style-name="T1">Term</text:span>. The term of this Public License is specified in Section <text:span text:style-name="T34">6(a)</text:span>. </text:p>
                    <text:p text:style-name="P25"/>
                  </text:list-item>
                  <text:list-item>
                    <text:p text:style-name="P26"><text:bookmark text:name="s2a4"/><text:span text:style-name="T1">Media and formats; technical modifications allowed</text:span>.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text:span text:style-name="T34">2(a)(4)</text:span><text:span text:style-name="T4"> </text:span>never produces Adapted Material. </text:p>
                    <text:p text:style-name="P30"/>
                  </text:list-item>
                  <text:list-item>
                    <text:p text:style-name="P26"><text:span text:style-name="T2"><text:s/></text:span><text:span text:style-name="T1">Downstream recipients</text:span>. </text:p>
                    <text:p text:style-name="P25"/>
                    <text:list>
                      <text:list-item>
                        <text:p text:style-name="P27"><text:bookmark text:name="s2a5A"/><text:span text:style-name="T1">Offer from the Licensor – Licensed Material</text:span>. Every recipient of the Licensed Material automatically receives an offer from the Licensor to exercise the Licensed Rights under the terms and conditions of this Public License. </text:p>
                        <text:p text:style-name="P27"/>
                      </text:list-item>
                      <text:list-item>
                        <text:p text:style-name="P25"><text:bookmark text:name="s2a5B"/><text:span text:style-name="T1">Additional offer from the Licensor – Adapted Material</text:span>. Every recipient of Adapted Material from You automatically receives an offer from the Licensor to exercise the Licensed Rights in the Adapted Material under the conditions of the Adapter’s License You apply. </text:p>
                        <text:p text:style-name="P25"/>
                      </text:list-item>
                      <text:list-item>
                        <text:p text:style-name="P25"><text:bookmark text:name="s2a5C"/><text:span text:style-name="T1">No downstream restrictions</text:span>. You may not offer or impose any additional or different terms or conditions on, or apply any Effective Technological Measures to, the Licensed Material if doing so restricts exercise of the Licensed Rights by any recipient of the Licensed Material.</text:p>
                        <text:p text:style-name="P25"/>
                      </text:list-item>
                    </text:list>
                  </text:list-item>
                  <text:list-item>
                    <text:p text:style-name="P25"><text:bookmark text:name="s2a6"/><text:span text:style-name="T1">No endorsement</text:span>.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text:span text:style-name="T33">3(a)(1)(A)(i)</text:span>. </text:p>
                    <text:p text:style-name="P25"/>
                  </text:list-item>
                </text:list>
              </text:list-item>
              <text:list-item>
                <text:p text:style-name="P14"><text:span text:style-name="Strong_20_Emphasis">Other rights</text:span>.</text:p>
                <text:list>
                  <text:list-item>
                    <text:p text:style-name="P28"><text:bookmark text:name="s2b1"/>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p text:style-name="P28"><text:s/></text:p>
                  </text:list-item>
                  <text:list-item>
                    <text:p text:style-name="P28"><text:bookmark text:name="s2b2"/>Patent and trademark rights are not licensed under this Public License.</text:p>
                    <text:p text:style-name="P28"><text:s/></text:p>
                  </text:list-item>
                  <text:list-item>
                    <text:p text:style-name="P14"><text:bookmark text:name="s2b3"/><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text:p>
                  </text:list-item>
                </text:list>
              </text:list-item>
            </text:list>
            <text:p text:style-name="Text_20_body"><text:bookmark text:name="s3"/><text:span text:style-name="Strong_20_Emphasis">Section 3 – License Conditions.</text:span></text:p>
            <text:p text:style-name="Text_20_body">Your exercise of the Licensed Rights is expressly made subject to the following conditions.</text:p>
            <text:list xml:id="list3407205637" text:style-name="L4">
              <text:list-item>
                <text:p text:style-name="P15"><text:bookmark text:name="s3a"/><text:span text:style-name="Strong_20_Emphasis">Attribution</text:span>.</text:p>
                <text:list>
                  <text:list-item>
                    <text:p text:style-name="P15"><text:bookmark text:name="s3a1"/>If You Share the Licensed Material (including in modified form), You must:</text:p>
                    <text:list>
                      <text:list-item>
                        <text:p text:style-name="P33"><text:bookmark text:name="s3a1A"/>retain the following if it is supplied by the Licensor with the Licensed Material: </text:p>
                        <text:p text:style-name="P33"/>
                        <text:list>
                          <text:list-item>
                            <text:p text:style-name="P34"><text:bookmark text:name="s3a1Ai"/>identification of the creator(s) of the Licensed Material and any others </text:p>
                          </text:list-item>
                          <text:list-item>
                            <text:p text:style-name="P34">designated to receive attribution, in any reasonable manner requested by the Licensor (including by pseudonym if designated); </text:p>
                          </text:list-item>
                          <text:list-item>
                            <text:p text:style-name="P33"><text:bookmark text:name="s3a1Aii"/>a copyright notice; </text:p>
                          </text:list-item>
                          <text:list-item>
                            <text:p text:style-name="P33"><text:bookmark text:name="s3a1Aiii"/>a notice that refers to this Public License; </text:p>
                          </text:list-item>
                          <text:list-item>
                            <text:p text:style-name="P33"><text:bookmark text:name="s3a1Aiv"/>a notice that refers to the disclaimer of warranties; </text:p>
                          </text:list-item>
                          <text:list-item>
                            <text:p text:style-name="P33"><text:bookmark text:name="s3a1Av"/>a URI or hyperlink to the Licensed Material to the extent reasonably practicable; </text:p>
                            <text:p text:style-name="P33"/>
                          </text:list-item>
                        </text:list>
                      </text:list-item>
                      <text:list-item>
                        <text:p text:style-name="P33"><text:bookmark text:name="s3a1B"/>indicate if You modified the Licensed Material and retain an indication of any previous modifications; and </text:p>
                        <text:p text:style-name="P33"/>
                      </text:list-item>
                      <text:list-item>
                        <text:p text:style-name="P33"><text:bookmark text:name="s3a1C"/>indicate the Licensed Material is licensed under this Public License, and include the text of, or the URI or hyperlink to, this Public License. </text:p>
                        <text:p text:style-name="P33"/>
                      </text:list-item>
                    </text:list>
                  </text:list-item>
                  <text:list-item>
                    <text:p text:style-name="P33"><text:bookmark text:name="s3a2"/>You may satisfy the conditions in Section <text:span text:style-name="T32">3(a)(1)</text:span> in any reasonable manner based on the medium, means, and context in which You Share the Licensed Material. For example, it may be reasonable to satisfy the conditions by providing a URI or hyperlink to a resource that includes the required information. </text:p>
                    <text:p text:style-name="P33"/>
                  </text:list-item>
                  <text:list-item>
                    <text:p text:style-name="P33"><text:bookmark text:name="s3a3"/>If requested by the Licensor, You must remove any of the information required by Section <text:span text:style-name="T32">3(a)(1)(A)</text:span> to the extent reasonably practicable. </text:p>
                    <text:p text:style-name="P33"/>
                  </text:list-item>
                </text:list>
              </text:list-item>
              <text:list-item>
                <text:p text:style-name="P15"><text:bookmark text:name="s3b"/><text:span text:style-name="Strong_20_Emphasis">ShareAlike</text:span>. </text:p>
                <text:p text:style-name="P15">In addition to the conditions in Section <text:span text:style-name="T32">3(a)</text:span><text:span text:style-name="T14">,</text:span> if You Share Adapted Material You produce, the following conditions also apply.</text:p>
                <text:list>
                  <text:list-item>
                    <text:p text:style-name="P33"><text:bookmark text:name="s3b1"/>The Adapter’s License You apply must be this version or later <text:span text:style-name="T43">of the Activist Public License</text:span>. </text:p>
                    <text:p text:style-name="P33"/>
                  </text:list-item>
                  <text:list-item>
                    <text:p text:style-name="P33"><text:bookmark text:name="s3b2"/>You must include the text of, or the URI or hyperlink to, the Adapter's License You apply. You may satisfy this condition in any reasonable manner based on the medium, means, and context in which You Share Adapted Material. </text:p>
                    <text:p text:style-name="P33"/>
                  </text:list-item>
                  <text:list-item>
                    <text:p text:style-name="P15"><text:bookmark text:name="s3b3"/>You may not offer or impose any additional or different terms or conditions on, or apply any Effective Technological Measures to, Adapted Material that restrict exercise of the rights granted under the Adapter's License You apply. </text:p>
                  </text:list-item>
                </text:list>
              </text:list-item>
            </text:list>
            <text:p text:style-name="Text_20_body"><text:bookmark text:name="s4"/><text:soft-page-break/><text:span text:style-name="Strong_20_Emphasis">Section 4 – Sui Generis Database Rights.</text:span></text:p>
            <text:p text:style-name="Text_20_body">Where the Licensed Rights include Sui Generis Database Rights that apply to Your use of the Licensed Material:</text:p>
            <text:list xml:id="list764901612" text:style-name="L5">
              <text:list-item>
                <text:p text:style-name="P35"><text:bookmark text:name="s4a"/>for the avoidance of doubt, Section <text:span text:style-name="T7">2</text:span><text:span text:style-name="T37">(a)(1)</text:span><text:span text:style-name="T36"> </text:span>grants You the right to extract, reuse, reproduce, and Share all or a substantial portion of the contents of the database; </text:p>
                <text:p text:style-name="P35"/>
              </text:list-item>
              <text:list-item>
                <text:p text:style-name="P35"><text:bookmark text:name="s4b"/>if You include all or a substantial portion of the database contents in a database in which You have Sui Generis Database Rights, then the database in which You have Sui Generis Database Rights (but not its individual contents) is Adapted Material, including for purposes of Section <text:span text:style-name="T32">3(b)</text:span>; and </text:p>
                <text:p text:style-name="P35"/>
              </text:list-item>
              <text:list-item>
                <text:p text:style-name="P16"><text:bookmark text:name="s4c"/>You must comply with the conditions in Section <text:span text:style-name="T32">3(a)</text:span><text:span text:style-name="T31"> </text:span>if You Share all or a substantial portion of the contents of the database. </text:p>
              </text:list-item>
            </text:list>
            <text:p text:style-name="Text_20_body">For the avoidance of doubt, this Section <text:span text:style-name="T32">4</text:span> supplements and does not replace Your obligations under this Public License where the Licensed Rights include other Copyright and Similar Rights. </text:p>
            <text:p text:style-name="Text_20_body"><text:bookmark text:name="s5"/><text:span text:style-name="Strong_20_Emphasis">Section 5 – Disclaimer of Warranties and Limitation of Liability.</text:span></text:p>
            <text:list xml:id="list2928880022" text:style-name="L6">
              <text:list-item>
                <text:p text:style-name="P36"><text:bookmark text:name="s5a"/><text:span text:style-name="Strong_20_Emphasis"><text:span text:style-name="T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span></text:span><text:span text:style-name="T3"> </text:span></text:p>
                <text:p text:style-name="P37"/>
              </text:list-item>
              <text:list-item>
                <text:p text:style-name="P17"><text:bookmark text:name="s5b"/><text:span text:style-name="Strong_20_Emphasis"><text:span text:style-name="T3">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span></text:span><text:span text:style-name="T3"> </text:span></text:p>
              </text:list-item>
            </text:list>
            <text:list xml:id="list1263932652" text:style-name="L7">
              <text:list-item>
                <text:p text:style-name="P18"><text:bookmark text:name="s5c"/>The disclaimer of warranties and limitation of liability provided above shall be interpreted in a manner that, to the extent possible, most closely approximates an absolute disclaimer and waiver of all liability. </text:p>
              </text:list-item>
            </text:list>
            <text:p text:style-name="Text_20_body"><text:bookmark text:name="s6"/><text:span text:style-name="Strong_20_Emphasis">Section 6 – Term and Termination.</text:span></text:p>
            <text:list xml:id="list2755248725" text:style-name="L8">
              <text:list-item>
                <text:p text:style-name="P39"><text:bookmark text:name="s6a"/>This Public License applies for the term of the Copyright and Similar Rights licensed here. However, if You fail to comply with this Public License, then Your rights under this Public License terminate automatically.</text:p>
                <text:p text:style-name="P39"><text:s/></text:p>
              </text:list-item>
              <text:list-item>
                <text:p text:style-name="P19"><text:bookmark text:name="s6b"/>Where Your right to use the Licensed Material has terminated under Section <text:span text:style-name="T32">6(a)</text:span>, it reinstates:</text:p>
                <text:list>
                  <text:list-item>
                    <text:p text:style-name="P38"><text:bookmark text:name="s6b1"/>automatically as of the date the violation is cured, provided it is cured within 30 days of Your discovery of the violation; or </text:p>
                    <text:p text:style-name="P38"/>
                  </text:list-item>
                  <text:list-item>
                    <text:p text:style-name="P39"><text:bookmark text:name="s6b2"/>upon express reinstatement by the Licensor.</text:p>
                    <text:p text:style-name="P39"><text:s/></text:p>
                  </text:list-item>
                </text:list>
                <text:p text:style-name="P38">For the avoidance of doubt, this Section <text:span text:style-name="T32">6(b)</text:span> does not affect any right the Licensor may have to seek <text:soft-page-break/>remedies for Your violations of this Public License.</text:p>
                <text:p text:style-name="P38"/>
              </text:list-item>
              <text:list-item>
                <text:p text:style-name="P38"><text:bookmark text:name="s6c"/>For the avoidance of doubt, the Licensor may also offer the Licensed Material under separate terms or conditions or stop distributing the Licensed Material at any time; however, doing so will not terminate this Public License. </text:p>
                <text:p text:style-name="P38"/>
              </text:list-item>
              <text:list-item>
                <text:p text:style-name="P19"><text:bookmark text:name="s6d"/>Sections <text:span text:style-name="T44">1</text:span>, <text:span text:style-name="T44">5, 6, 7, </text:span>and <text:span text:style-name="T44">8</text:span> survive termination of this Public License. </text:p>
              </text:list-item>
            </text:list>
            <text:p text:style-name="Text_20_body"><text:bookmark text:name="s7"/><text:span text:style-name="Strong_20_Emphasis">Section 7 – Other Terms and Conditions.</text:span></text:p>
            <text:list xml:id="list3450894542" text:style-name="L9">
              <text:list-item>
                <text:p text:style-name="P40"><text:bookmark text:name="s7a"/>The Licensor shall not be bound by any additional or different terms or conditions communicated by You unless expressly agreed.</text:p>
                <text:p text:style-name="P40"/>
              </text:list-item>
              <text:list-item>
                <text:p text:style-name="P20"><text:bookmark text:name="s7b"/>Any arrangements, understandings, or agreements regarding the Licensed Material not stated herein are separate from and independent of the terms and conditions of this Public License. </text:p>
              </text:list-item>
            </text:list>
            <text:p text:style-name="Text_20_body"><text:bookmark text:name="s8"/><text:span text:style-name="Strong_20_Emphasis">Section 8 – Interpretation.</text:span></text:p>
            <text:list xml:id="list2873260824" text:style-name="L10">
              <text:list-item>
                <text:p text:style-name="P42"><text:bookmark text:name="s8a"/>For the avoidance of doubt, this Public License does not, and shall not be interpreted to, reduce, limit, restrict, or impose conditions on any use of the Licensed Material that could lawfully be made without permission under this Public License.</text:p>
                <text:p text:style-name="P42"><text:s/></text:p>
              </text:list-item>
              <text:list-item>
                <text:p text:style-name="P42"><text:bookmark text:name="s8b"/>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p text:style-name="P42"><text:s/></text:p>
              </text:list-item>
              <text:list-item>
                <text:p text:style-name="P41"><text:bookmark text:name="s8c"/>No term or condition of this Public License will be waived and no failure to comply consented to unless expressly agreed to by the Licensor. </text:p>
                <text:p text:style-name="P41"/>
              </text:list-item>
              <text:list-item>
                <text:p text:style-name="P21"><text:bookmark text:name="s8d"/>Nothing in this Public License constitutes or may be interpreted as a limitation upon, or waiver of, any privileges and immunities that apply to the Licensor or You, including from the legal processes of any jurisdiction or authority. </text:p>
                <text:p text:style-name="P21"/>
              </text:list-item>
            </text:list>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Linux Libertine G" style:font-family-asian="'Linux Libertine G'" style:font-family-generic-asian="system" style:font-pitch-asian="variable" style:font-size-asian="14pt" style:font-weight-asian="bold" style:font-name-complex="Linux Libertine G" style:font-family-complex="'Linux Libertine G'"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Linux Libertine G" style:font-family-asian="'Linux Libertine G'" style:font-family-generic-asian="system" style:font-pitch-asian="variable" style:font-size-asian="18pt" style:font-weight-asian="bold" style:font-name-complex="Linux Libertine G" style:font-family-complex="'Linux Libertine G'"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shaded" style:display-name="Text Body.shaded" style:family="paragraph" style:parent-style-name="Text_20_body">
      <style:paragraph-properties fo:margin-left="0.1563in" fo:margin-right="0.1563in" fo:margin-top="0.1563in" fo:margin-bottom="0.1563in" loext:contextual-spacing="false" fo:text-indent="0in" style:auto-text-indent="false" fo:padding="0in" fo:border="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onaco" style:font-family-asian="Monac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tivist Public License v 0.2</dc:title>
    <meta:generator>LibreOffice/5.3.3.2$Linux_X86_64 LibreOffice_project/3d9a8b4b4e538a85e0782bd6c2d430bafe583448</meta:generator>
    <dc:date>2017-09-14T01:22:23.779370103</dc:date>
    <meta:editing-duration>PT19H44M29S</meta:editing-duration>
    <meta:editing-cycles>42</meta:editing-cycles>
    <meta:document-statistic meta:table-count="0" meta:image-count="0" meta:object-count="0" meta:page-count="6" meta:paragraph-count="101" meta:word-count="2522" meta:character-count="16007" meta:non-whitespace-character-count="13563"/>
  </office:meta>
</office:document-meta>
</file>